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41cm"/>
    </style:style>
    <style:style style:name="co11" style:family="table-column">
      <style:table-column-properties fo:break-before="auto" style:column-width="3.436cm"/>
    </style:style>
    <style:style style:name="co12" style:family="table-column">
      <style:table-column-properties fo:break-before="auto" style:column-width="4.985cm"/>
    </style:style>
    <style:style style:name="co13" style:family="table-column">
      <style:table-column-properties fo:break-before="auto" style:column-width="0.485cm"/>
    </style:style>
    <style:style style:name="co14" style:family="table-column">
      <style:table-column-properties fo:break-before="auto" style:column-width="3.759cm"/>
    </style:style>
    <style:style style:name="co15" style:family="table-column">
      <style:table-column-properties fo:break-before="auto" style:column-width="5.332cm"/>
    </style:style>
    <style:style style:name="co16" style:family="table-column">
      <style:table-column-properties fo:break-before="auto" style:column-width="2.766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0.716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641049382716049">
            <text:p>64,1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991666666666667">
            <text:p>99%</text:p>
          </table:table-cell>
          <table:table-cell table:style-name="ce7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PRITES</text:p>
          </table:table-cell>
          <table:table-cell table:style-name="ce9" table:formula="of:=IF([.E10]&lt;&gt;[.E14];1;[.D1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0">
            <text:p>0%</text:p>
          </table:table-cell>
          <table:table-cell table:style-name="ce8" office:value-type="string">
            <text:p>SONID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777777777777778">
            <text:p>78%</text:p>
          </table:table-cell>
          <table:table-cell table:style-name="ce7" office:value-type="string">
            <text:p>INTERFAZ INICIO</text:p>
          </table:table-cell>
          <table:table-cell table:style-name="ce9" table:formula="of:=IF([.E13]&lt;&gt;[.E12];1;[.D12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6];1;[.D16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9" table:formula="of:=IF([.E15]&lt;&gt;[.E13];1;[.D13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6]&lt;&gt;[.E15];1;[.D15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DIG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ATAQUE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DANO 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DANO PLAYE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MUERTE PLAYER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BOTON ACEPT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RICK ROLL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MUSICA FONDO_JUEGO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MUSICA FONDO_MENU</text:p>
          </table:table-cell>
          <table:table-cell table:style-name="ce9" table:formula="of:=IF([.E14]&lt;&gt;[.E13];1;[.D13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MUERTE ENEMIGO</text:p>
          </table:table-cell>
          <table:table-cell table:style-name="ce9" table:formula="of:=IF([.E15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INSTANCIAR ENEMIGO?</text:p>
          </table:table-cell>
          <table:table-cell table:style-name="ce9" table:formula="of:=IF([.E16]&lt;&gt;[.E15];1;[.D15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1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777777777777778">
            <text:p>77,78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9" table:formula="of:=IF([.E6]&lt;&gt;[.E3];1;[.D3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9" table:formula="of:=IF([.E7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9" table:formula="of:=IF([.E8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9" table:formula="of:=IF([.E9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9" table:formula="of:=IF([.E10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COMO JUGAR</text:p>
          </table:table-cell>
          <table:table-cell table:style-name="ce9" table:formula="of:=IF([.E11]&lt;&gt;[.E8];1;[.D8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">
            <text:p>90%</text:p>
          </table:table-cell>
          <table:table-cell table:style-name="ce7" office:value-type="string">
            <text:p>CREDITOS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9">
            <text:p>90%</text:p>
          </table:table-cell>
          <table:table-cell table:style-name="ce7" office:value-type="string">
            <text:p>MENSAJE MIO</text:p>
          </table:table-cell>
          <table:table-cell table:style-name="ce9" table:formula="of:=IF([.E13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RICK ROLL</text:p>
          </table:table-cell>
          <table:table-cell table:style-name="ce9" table:formula="of:=IF([.E14]&lt;&gt;[.E11];1;[.D11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9" table:formula="of:=IF([.E14]&lt;&gt;[INTERFAZ_ARRIBA.E12];1;[INTERFAZ_ARRIBA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9" table:formula="of:=IF([.E15]&lt;&gt;[.E14];1;[.D14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9" table:formula="of:=IF([.E16]&lt;&gt;[.E15];1;[.D15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3" table:default-cell-style-name="ce1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5" table:default-cell-style-name="ce2"/>
        <table:table-column table:style-name="co6" table:default-cell-style-name="ce2"/>
        <table:table-column table:style-name="co17" table:default-cell-style-name="ce2"/>
        <table:table-column table:style-name="co18" table:default-cell-style-name="ce11"/>
        <table:table-column table:style-name="co19" table:default-cell-style-name="ce13"/>
        <table:table-column table:style-name="co8" table:default-cell-style-name="ce2"/>
        <table:table-column table:style-name="co20" table:number-columns-repeated="1013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991666666666667">
            <text:p>99,17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POR AHORA LO POSPONGO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RETROCESO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15/06/2024</text:date>, <text:time>00:22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5T00:22:43.47</dc:date>
    <meta:editing-duration>P3DT9H29M52S</meta:editing-duration>
    <meta:editing-cycles>155</meta:editing-cycles>
    <meta:generator>OpenOffice/4.1.14$Win32 OpenOffice.org_project/4114m1$Build-9811</meta:generator>
    <meta:document-statistic meta:table-count="8" meta:cell-count="429" meta:object-count="0"/>
  </office:meta>
</office:document-meta>
</file>